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13.35mm" svg:y="5.01mm">
            <loext:p draw:notify-on-update-of-ranges="Hoja1.A1:Hoja1.A1 Hoja1.A2:Hoja1.A4 Hoja1.B1:Hoja1.B1 Hoja1.B2:Hoja1.B4 Hoja1.C1:Hoja1.C1 Hoja1.C2:Hoja1.C4 Hoja1.D1:Hoja1.D1 Hoja1.D2:Hoja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2.8mm" svg:y="100.09mm">
            <loext:p draw:notify-on-update-of-ranges="Hoja1.A6:Hoja1.A6 Hoja1.A7:Hoja1.A9 Hoja1.B6:Hoja1.B6 Hoja1.B7:Hoja1.B9 Hoja1.C6:Hoja1.C6 Hoja1.C7:Hoja1.C9 Hoja1.D6:Hoja1.D6 Hoja1.D7:Hoja1.D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5"/>
        <table:table-column table:style-name="co1" table:default-cell-style-name="ce9"/>
        <table:table-column table:style-name="co1" table:default-cell-style-name="ce1"/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<text:span text:style-name="T1">Static</text:span><text:span text:style-name="T2"> </text:span>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6" office:value-type="float" office:value="0.067618551" calcext:value-type="float">
            <text:p>0,067618551</text:p>
          </table:table-cell>
          <table:table-cell table:style-name="ce6" office:value-type="float" office:value="0.069912982" calcext:value-type="float">
            <text:p>0,069912982</text:p>
          </table:table-cell>
          <table:table-cell table:style-name="ce6" office:value-type="float" office:value="0.062515772" calcext:value-type="float">
            <text:p>0,062515772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0.06540417" calcext:value-type="float">
            <text:p>0,06540417</text:p>
          </table:table-cell>
          <table:table-cell table:style-name="ce7" office:value-type="float" office:value="0.069567504" calcext:value-type="float">
            <text:p>0,069567504</text:p>
          </table:table-cell>
          <table:table-cell table:style-name="ce7" office:value-type="float" office:value="0.062382641" calcext:value-type="float">
            <text:p>0,062382641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 office:value-type="float" office:value="0.064134723" calcext:value-type="float">
            <text:p>0,064134723</text:p>
          </table:table-cell>
          <table:table-cell table:style-name="ce8" office:value-type="float" office:value="0.058731472" calcext:value-type="float">
            <text:p>0,058731472</text:p>
          </table:table-cell>
          <table:table-cell table:style-name="ce8" office:value-type="float" office:value="0.063765687" calcext:value-type="float">
            <text:p>0,063765687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<text:span text:style-name="T1">Static</text:span><text:span text:style-name="T2"> </text:span>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6" office:value-type="float" office:value="0.06901932" calcext:value-type="float">
            <text:p>0,06901932</text:p>
          </table:table-cell>
          <table:table-cell table:style-name="ce6" office:value-type="float" office:value="0.070920341" calcext:value-type="float">
            <text:p>0,070920341</text:p>
          </table:table-cell>
          <table:table-cell table:style-name="ce6" office:value-type="float" office:value="0.077299426" calcext:value-type="float">
            <text:p>0,077299426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0.064004838" calcext:value-type="float">
            <text:p>0,064004838</text:p>
          </table:table-cell>
          <table:table-cell table:style-name="ce7" office:value-type="float" office:value="0.071126489" calcext:value-type="float">
            <text:p>0,071126489</text:p>
          </table:table-cell>
          <table:table-cell table:style-name="ce7" office:value-type="float" office:value="0.072670134" calcext:value-type="float">
            <text:p>0,072670134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 office:value-type="float" office:value="0.061080569" calcext:value-type="float">
            <text:p>0,061080569</text:p>
          </table:table-cell>
          <table:table-cell table:style-name="ce8" office:value-type="float" office:value="0.061340063" calcext:value-type="float">
            <text:p>0,061340063</text:p>
          </table:table-cell>
          <table:table-cell table:style-name="ce8" office:value-type="float" office:value="0.065481341" calcext:value-type="float">
            <text:p>0,065481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20:47:44.7005307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9:59:04.708641019</meta:creation-date>
    <meta:generator>LibreOffice/5.1.6.2$Linux_X86_64 LibreOffice_project/10m0$Build-2</meta:generator>
    <dc:date>2018-05-07T20:59:35.317286810</dc:date>
    <meta:editing-duration>PT5M44S</meta:editing-duration>
    <meta:editing-cycles>2</meta:editing-cycles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Hoja1.A1:Hoja1.D4" chart:data-source-has-labels="both" svg:x="0.32cm" svg:y="0.18cm" svg:width="12.667cm" svg:height="8.64cm">
          <chartooo:coordinate-region svg:x="1.418cm" svg:y="0.379cm" svg:width="11.382cm" svg:height="7.794cm"/>
          <chart:axis chart:dimension="x" chart:name="primary-x" chart:style-name="ch4" chartooo:axis-type="auto">
            <chart:categories table:cell-range-address="Hoja1.A2:Hoja1.A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label-cell-address="Hoja1.B1:Hoja1.B1" chart:class="chart:scatter">
            <chart:domain table:cell-range-address="Hoja1.A2:Hoja1.A4"/>
            <chart:data-point chart:repeated="3"/>
          </chart:series>
          <chart:series chart:style-name="ch7" chart:values-cell-range-address="Hoja1.C2:Hoja1.C4" chart:label-cell-address="Hoja1.C1:Hoja1.C1" chart:class="chart:scatter">
            <chart:data-point chart:repeated="3"/>
          </chart:series>
          <chart:series chart:style-name="ch8" chart:values-cell-range-address="Hoja1.D2:Hoja1.D4" chart:label-cell-address="Hoja1.D1:Hoja1.D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Hoja1.B1:Hoja1.B1</svg:desc>
                </draw:g>
              </table:table-cell>
              <table:table-cell office:value-type="string">
                <text:p>Dynamic</text:p>
                <draw:g>
                  <svg:desc>Hoja1.C1:Hoja1.C1</svg:desc>
                </draw:g>
              </table:table-cell>
              <table:table-cell office:value-type="string">
                <text:p>Guided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A2:Hoja1.A4</svg:desc>
                </draw:g>
              </table:table-cell>
              <table:table-cell office:value-type="float" office:value="0.067618551">
                <text:p>0.067618551</text:p>
                <draw:g>
                  <svg:desc>Hoja1.B2:Hoja1.B4</svg:desc>
                </draw:g>
              </table:table-cell>
              <table:table-cell office:value-type="float" office:value="0.069912982">
                <text:p>0.069912982</text:p>
                <draw:g>
                  <svg:desc>Hoja1.C2:Hoja1.C4</svg:desc>
                </draw:g>
              </table:table-cell>
              <table:table-cell office:value-type="float" office:value="0.062515772">
                <text:p>0.062515772</text:p>
                <draw:g>
                  <svg:desc>Hoja1.D2:Hoja1.D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540417">
                <text:p>0.06540417</text:p>
              </table:table-cell>
              <table:table-cell office:value-type="float" office:value="0.069567504">
                <text:p>0.069567504</text:p>
              </table:table-cell>
              <table:table-cell office:value-type="float" office:value="0.062382641">
                <text:p>0.0623826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64134723">
                <text:p>0.064134723</text:p>
              </table:table-cell>
              <table:table-cell office:value-type="float" office:value="0.058731472">
                <text:p>0.058731472</text:p>
              </table:table-cell>
              <table:table-cell office:value-type="float" office:value="0.063765687">
                <text:p>0.063765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307cm" svg:y="3.703cm" style:legend-expansion="high" chart:style-name="ch2"/>
        <chart:plot-area chart:style-name="ch3" chart:data-source-has-labels="both" svg:x="0.32cm" svg:y="0.18cm" svg:width="12.667cm" svg:height="8.64cm">
          <chartooo:coordinate-region svg:x="1.232cm" svg:y="0.379cm" svg:width="11.424cm" svg:height="7.794cm"/>
          <chart:axis chart:dimension="x" chart:name="primary-x" chart:style-name="ch4" chartooo:axis-type="auto">
            <chart:categories table:cell-range-address="local-table.$A$2:.$A$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scatter">
            <chart:domain table:cell-range-address="local-table.$B$2:.$B$4"/>
            <chart:data-point chart:repeated="3"/>
          </chart:series>
          <chart:series chart:style-name="ch7" chart:values-cell-range-address="local-table.$C$2:.$C$4" chart:label-cell-address="local-table.$C$1" chart:class="chart:scatter">
            <chart:data-point chart:repeated="3"/>
          </chart:series>
          <chart:series chart:style-name="ch8" chart:values-cell-range-address="local-table.$D$2:.$D$4" chart:label-cell-address="local-table.$D$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</table:table-cell>
              <table:table-cell office:value-type="float" office:value="0.06901932">
                <text:p>0.06901932</text:p>
              </table:table-cell>
              <table:table-cell office:value-type="float" office:value="0.070920341">
                <text:p>0.070920341</text:p>
              </table:table-cell>
              <table:table-cell office:value-type="float" office:value="0.077299426">
                <text:p>0.07729942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4004838">
                <text:p>0.064004838</text:p>
              </table:table-cell>
              <table:table-cell office:value-type="float" office:value="0.071126489">
                <text:p>0.071126489</text:p>
              </table:table-cell>
              <table:table-cell office:value-type="float" office:value="0.072670134">
                <text:p>0.072670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61080569">
                <text:p>0.061080569</text:p>
              </table:table-cell>
              <table:table-cell office:value-type="float" office:value="0.061340063">
                <text:p>0.061340063</text:p>
              </table:table-cell>
              <table:table-cell office:value-type="float" office:value="0.065481341">
                <text:p>0.065481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